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-O3 g++ compile, -msse4.2, css opt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7.26">
            <text:p>7.26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0">
            <text:p>0</text:p>
          </table:table-cell>
          <table:table-cell table:formula="of:=[.C$57]/[.C74]" office:value-type="float" office:value="1.20110192837466">
            <text:p>1.2</text:p>
          </table:table-cell>
          <table:table-cell table:formula="of:=[.D74]/[.C74]" office:value-type="float" office:value="0.396694214876033">
            <text:p>0.4</text:p>
          </table:table-cell>
          <table:table-cell table:formula="of:=[.D$57]/[.D74]" office:value-type="float" office:value="1.04513888888889">
            <text:p>1.05</text:p>
          </table:table-cell>
          <table:table-cell office:value-type="float" office:value="6.22">
            <text:p>6.22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0">
            <text:p>0</text:p>
          </table:table-cell>
          <table:table-cell table:formula="of:=[.J$57]/[.J74]" office:value-type="float" office:value="1.0112540192926">
            <text:p>1.01</text:p>
          </table:table-cell>
          <table:table-cell table:formula="of:=[.K74]/[.J74]" office:value-type="float" office:value="0.905144694533762">
            <text:p>0.91</text:p>
          </table:table-cell>
          <table:table-cell table:formula="of:=[.K$57]/[.K74]" office:value-type="float" office:value="0.948490230905862">
            <text:p>0.95</text:p>
          </table:table-cell>
          <table:table-cell office:value-type="float" office:value="7.57">
            <text:p>7.57</text:p>
          </table:table-cell>
          <table:table-cell office:value-type="float" office:value="7.09">
            <text:p>7.09</text:p>
          </table:table-cell>
          <table:table-cell table:number-columns-repeated="2" office:value-type="float" office:value="0">
            <text:p>0</text:p>
          </table:table-cell>
          <table:table-cell table:formula="of:=[.Q$57]/[.Q74]" office:value-type="float" office:value="1.04755614266843">
            <text:p>1.05</text:p>
          </table:table-cell>
          <table:table-cell table:formula="of:=[.R74]/[.Q74]" office:value-type="float" office:value="0.936591809775429">
            <text:p>0.94</text:p>
          </table:table-cell>
          <table:table-cell table:formula="of:=[.R$57]/[.R74]" office:value-type="float" office:value="1.04795486600846">
            <text:p>1.05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15">
            <text:p>9.15</text:p>
          </table:table-cell>
          <table:table-cell office:value-type="float" office:value="4.04">
            <text:p>4.04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[.C$57]/[.C75]" office:value-type="float" office:value="0.953005464480874">
            <text:p>0.95</text:p>
          </table:table-cell>
          <table:table-cell table:formula="of:=[.D75]/[.C75]" office:value-type="float" office:value="0.441530054644809">
            <text:p>0.44</text:p>
          </table:table-cell>
          <table:table-cell table:formula="of:=[.D$57]/[.D75]" office:value-type="float" office:value="0.745049504950495">
            <text:p>0.75</text:p>
          </table:table-cell>
          <table:table-cell office:value-type="float" office:value="3.94">
            <text:p>3.94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5]" office:value-type="float" office:value="1.59644670050761">
            <text:p>1.6</text:p>
          </table:table-cell>
          <table:table-cell table:formula="of:=[.K75]/[.J75]" office:value-type="float" office:value="0.738578680203046">
            <text:p>0.74</text:p>
          </table:table-cell>
          <table:table-cell table:formula="of:=[.K$57]/[.K75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75]" office:value-type="float" office:value="1.77008928571429">
            <text:p>1.77</text:p>
          </table:table-cell>
          <table:table-cell table:formula="of:=[.R75]/[.Q75]" office:value-type="float" office:value="0.819196428571429">
            <text:p>0.82</text:p>
          </table:table-cell>
          <table:table-cell table:formula="of:=[.R$57]/[.R75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6]" office:value-type="float" office:value="0.55050505050505">
            <text:p>0.55</text:p>
          </table:table-cell>
          <table:table-cell table:formula="of:=[.D76]/[.C76]" office:value-type="float" office:value="0.583964646464646">
            <text:p>0.58</text:p>
          </table:table-cell>
          <table:table-cell table:formula="of:=[.D$57]/[.D76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6]" office:value-type="float" office:value="2.13220338983051">
            <text:p>2.13</text:p>
          </table:table-cell>
          <table:table-cell table:formula="of:=[.K76]/[.J76]" office:value-type="float" office:value="0.688135593220339">
            <text:p>0.69</text:p>
          </table:table-cell>
          <table:table-cell table:formula="of:=[.K$57]/[.K76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6]" office:value-type="float" office:value="2.41768292682927">
            <text:p>2.42</text:p>
          </table:table-cell>
          <table:table-cell table:formula="of:=[.R76]/[.Q76]" office:value-type="float" office:value="0.768292682926829">
            <text:p>0.77</text:p>
          </table:table-cell>
          <table:table-cell table:formula="of:=[.R$57]/[.R76]" office:value-type="float" office:value="2.9484126984127">
            <text:p>2.9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4" office:value-type="string">
            <text:p>icc intel compiler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8">
            <text:p>7.8</text:p>
          </table:table-cell>
          <table:table-cell office:value-type="float" office:value="3.09">
            <text:p>3.09</text:p>
          </table:table-cell>
          <table:table-cell table:number-columns-repeated="2" office:value-type="float" office:value="0">
            <text:p>0</text:p>
          </table:table-cell>
          <table:table-cell table:formula="of:=[.C$57]/[.C80]" office:value-type="float" office:value="1.11794871794872">
            <text:p>1.12</text:p>
          </table:table-cell>
          <table:table-cell table:formula="of:=[.D80]/[.C80]" office:value-type="float" office:value="0.396153846153846">
            <text:p>0.4</text:p>
          </table:table-cell>
          <table:table-cell table:formula="of:=[.D$57]/[.D80]" office:value-type="float" office:value="0.97411003236246">
            <text:p>0.97</text:p>
          </table:table-cell>
          <table:table-cell office:value-type="float" office:value="6.55">
            <text:p>6.55</text:p>
          </table:table-cell>
          <table:table-cell office:value-type="float" office:value="5.96">
            <text:p>5.96</text:p>
          </table:table-cell>
          <table:table-cell table:number-columns-repeated="2" office:value-type="float" office:value="0">
            <text:p>0</text:p>
          </table:table-cell>
          <table:table-cell table:formula="of:=[.J$57]/[.J80]" office:value-type="float" office:value="0.96030534351145">
            <text:p>0.96</text:p>
          </table:table-cell>
          <table:table-cell table:formula="of:=[.K80]/[.J80]" office:value-type="float" office:value="0.909923664122137">
            <text:p>0.91</text:p>
          </table:table-cell>
          <table:table-cell table:formula="of:=[.K$57]/[.K80]" office:value-type="float" office:value="0.895973154362416">
            <text:p>0.9</text:p>
          </table:table-cell>
          <table:table-cell office:value-type="float" office:value="8.18">
            <text:p>8.18</text:p>
          </table:table-cell>
          <table:table-cell office:value-type="float" office:value="7.71">
            <text:p>7.71</text:p>
          </table:table-cell>
          <table:table-cell table:number-columns-repeated="2" office:value-type="float" office:value="0">
            <text:p>0</text:p>
          </table:table-cell>
          <table:table-cell table:formula="of:=[.Q$57]/[.Q80]" office:value-type="float" office:value="0.969437652811736">
            <text:p>0.97</text:p>
          </table:table-cell>
          <table:table-cell table:formula="of:=[.R80]/[.Q80]" office:value-type="float" office:value="0.942542787286063">
            <text:p>0.94</text:p>
          </table:table-cell>
          <table:table-cell table:formula="of:=[.R$57]/[.R80]" office:value-type="float" office:value="0.963683527885863">
            <text:p>0.96</text:p>
          </table:table-cell>
          <table:table-cell/>
        </table:table-row>
        <table:table-row table:style-name="ro1">
          <table:table-cell table:style-name="ce5" office:value-type="string">
            <text:p>1thread -O3 -xSSE4.2</text:p>
          </table:table-cell>
          <table:table-cell office:value-type="float" office:value="1">
            <text:p>1</text:p>
          </table:table-cell>
          <table:table-cell office:value-type="float" office:value="7.78">
            <text:p>7.78</text:p>
          </table:table-cell>
          <table:table-cell office:value-type="float" office:value="3.08">
            <text:p>3.08</text:p>
          </table:table-cell>
          <table:table-cell table:number-columns-repeated="2" office:value-type="float" office:value="0">
            <text:p>0</text:p>
          </table:table-cell>
          <table:table-cell table:formula="of:=[.C$57]/[.C81]" office:value-type="float" office:value="1.12082262210797">
            <text:p>1.12</text:p>
          </table:table-cell>
          <table:table-cell table:formula="of:=[.D81]/[.C81]" office:value-type="float" office:value="0.395886889460154">
            <text:p>0.4</text:p>
          </table:table-cell>
          <table:table-cell table:formula="of:=[.D$57]/[.D81]" office:value-type="float" office:value="0.977272727272727">
            <text:p>0.98</text:p>
          </table:table-cell>
          <table:table-cell office:value-type="float" office:value="6.6">
            <text:p>6.6</text:p>
          </table:table-cell>
          <table:table-cell office:value-type="float" office:value="5.99">
            <text:p>5.99</text:p>
          </table:table-cell>
          <table:table-cell table:number-columns-repeated="2" office:value-type="float" office:value="0">
            <text:p>0</text:p>
          </table:table-cell>
          <table:table-cell table:formula="of:=[.J$57]/[.J81]" office:value-type="float" office:value="0.953030303030303">
            <text:p>0.95</text:p>
          </table:table-cell>
          <table:table-cell table:formula="of:=[.K81]/[.J81]" office:value-type="float" office:value="0.907575757575758">
            <text:p>0.91</text:p>
          </table:table-cell>
          <table:table-cell table:formula="of:=[.K$57]/[.K81]" office:value-type="float" office:value="0.891485809682805">
            <text:p>0.89</text:p>
          </table:table-cell>
          <table:table-cell office:value-type="float" office:value="8.18">
            <text:p>8.18</text:p>
          </table:table-cell>
          <table:table-cell office:value-type="float" office:value="7.68">
            <text:p>7.68</text:p>
          </table:table-cell>
          <table:table-cell table:number-columns-repeated="2" office:value-type="float" office:value="0">
            <text:p>0</text:p>
          </table:table-cell>
          <table:table-cell table:formula="of:=[.Q$57]/[.Q81]" office:value-type="float" office:value="0.969437652811736">
            <text:p>0.97</text:p>
          </table:table-cell>
          <table:table-cell table:formula="of:=[.R81]/[.Q81]" office:value-type="float" office:value="0.938875305623472">
            <text:p>0.94</text:p>
          </table:table-cell>
          <table:table-cell table:formula="of:=[.R$57]/[.R81]" office:value-type="float" office:value="0.967447916666667">
            <text:p>0.97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85]/[.C85]" office:value-type="float" office:value="1">
            <text:p>1</text:p>
          </table:table-cell>
          <table:table-cell table:formula="of:=[.D85]/[.C85]" office:value-type="float" office:value="0.490740740740741">
            <text:p>0.49</text:p>
          </table:table-cell>
          <table:table-cell table:formula="of:=[.D$85]/[.D85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85]/[.J85]" office:value-type="float" office:value="1">
            <text:p>1</text:p>
          </table:table-cell>
          <table:table-cell table:formula="of:=[.K85]/[.J85]" office:value-type="float" office:value="0.963021243115657">
            <text:p>0.96</text:p>
          </table:table-cell>
          <table:table-cell table:formula="of:=[.K$85]/[.K85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85]/[.Q85]" office:value-type="float" office:value="1">
            <text:p>1</text:p>
          </table:table-cell>
          <table:table-cell table:formula="of:=[.R85]/[.Q85]" office:value-type="float" office:value="0.982078853046595">
            <text:p>0.98</text:p>
          </table:table-cell>
          <table:table-cell table:formula="of:=[.R$85]/[.R8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85]/[.C86]" office:value-type="float" office:value="0.821576763485477">
            <text:p>0.82</text:p>
          </table:table-cell>
          <table:table-cell table:formula="of:=[.D86]/[.C86]" office:value-type="float" office:value="0.545643153526971">
            <text:p>0.55</text:p>
          </table:table-cell>
          <table:table-cell table:formula="of:=[.D$85]/[.D86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85]/[.J86]" office:value-type="float" office:value="1.92575757575758">
            <text:p>1.93</text:p>
          </table:table-cell>
          <table:table-cell table:formula="of:=[.K86]/[.J86]" office:value-type="float" office:value="0.927272727272727">
            <text:p>0.93</text:p>
          </table:table-cell>
          <table:table-cell table:formula="of:=[.K$85]/[.K86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85]/[.Q86]" office:value-type="float" office:value="1.97872340425532">
            <text:p>1.98</text:p>
          </table:table-cell>
          <table:table-cell table:formula="of:=[.R86]/[.Q86]" office:value-type="float" office:value="0.964539007092198">
            <text:p>0.96</text:p>
          </table:table-cell>
          <table:table-cell table:formula="of:=[.R$85]/[.R86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85]/[.C87]" office:value-type="float" office:value="0.726605504587156">
            <text:p>0.73</text:p>
          </table:table-cell>
          <table:table-cell table:formula="of:=[.D87]/[.C87]" office:value-type="float" office:value="0.582874617737003">
            <text:p>0.58</text:p>
          </table:table-cell>
          <table:table-cell table:formula="of:=[.D$85]/[.D87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85]/[.J87]" office:value-type="float" office:value="2.60450819672131">
            <text:p>2.6</text:p>
          </table:table-cell>
          <table:table-cell table:formula="of:=[.K87]/[.J87]" office:value-type="float" office:value="0.901639344262295">
            <text:p>0.9</text:p>
          </table:table-cell>
          <table:table-cell table:formula="of:=[.K$85]/[.K87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85]/[.Q87]" office:value-type="float" office:value="2.79">
            <text:p>2.79</text:p>
          </table:table-cell>
          <table:table-cell table:formula="of:=[.R87]/[.Q87]" office:value-type="float" office:value="0.955">
            <text:p>0.96</text:p>
          </table:table-cell>
          <table:table-cell table:formula="of:=[.R$85]/[.R87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85]/[.C88]" office:value-type="float" office:value="0.309859154929577">
            <text:p>0.31</text:p>
          </table:table-cell>
          <table:table-cell table:formula="of:=[.D88]/[.C88]" office:value-type="float" office:value="0.827856025039123">
            <text:p>0.83</text:p>
          </table:table-cell>
          <table:table-cell table:formula="of:=[.D$85]/[.D88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85]/[.J88]" office:value-type="float" office:value="2.80573951434879">
            <text:p>2.81</text:p>
          </table:table-cell>
          <table:table-cell table:formula="of:=[.K88]/[.J88]" office:value-type="float" office:value="0.891832229580574">
            <text:p>0.89</text:p>
          </table:table-cell>
          <table:table-cell table:formula="of:=[.K$85]/[.K88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88]" office:value-type="float" office:value="3.24418604651163">
            <text:p>3.24</text:p>
          </table:table-cell>
          <table:table-cell table:formula="of:=[.R88]/[.Q88]" office:value-type="float" office:value="0.941860465116279">
            <text:p>0.94</text:p>
          </table:table-cell>
          <table:table-cell table:formula="of:=[.R$85]/[.R88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85]/[.C89]" office:value-type="float" office:value="0.304615384615385">
            <text:p>0.3</text:p>
          </table:table-cell>
          <table:table-cell table:formula="of:=[.D89]/[.C89]" office:value-type="float" office:value="0.831538461538461">
            <text:p>0.83</text:p>
          </table:table-cell>
          <table:table-cell table:formula="of:=[.D$85]/[.D89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85]/[.J89]" office:value-type="float" office:value="2.95581395348837">
            <text:p>2.96</text:p>
          </table:table-cell>
          <table:table-cell table:formula="of:=[.K89]/[.J89]" office:value-type="float" office:value="0.888372093023256">
            <text:p>0.89</text:p>
          </table:table-cell>
          <table:table-cell table:formula="of:=[.K$85]/[.K89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89]" office:value-type="float" office:value="3.26315789473684">
            <text:p>3.26</text:p>
          </table:table-cell>
          <table:table-cell table:formula="of:=[.R89]/[.Q89]" office:value-type="float" office:value="0.941520467836257">
            <text:p>0.94</text:p>
          </table:table-cell>
          <table:table-cell table:formula="of:=[.R$85]/[.R89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85]/[.C90]" office:value-type="float" office:value="0.315119363395225">
            <text:p>0.32</text:p>
          </table:table-cell>
          <table:table-cell table:formula="of:=[.D90]/[.C90]" office:value-type="float" office:value="0.822281167108753">
            <text:p>0.82</text:p>
          </table:table-cell>
          <table:table-cell table:formula="of:=[.D$85]/[.D90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85]/[.J90]" office:value-type="float" office:value="2.76906318082789">
            <text:p>2.77</text:p>
          </table:table-cell>
          <table:table-cell table:formula="of:=[.K90]/[.J90]" office:value-type="float" office:value="0.89760348583878">
            <text:p>0.9</text:p>
          </table:table-cell>
          <table:table-cell table:formula="of:=[.K$85]/[.K90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90]" office:value-type="float" office:value="3.40243902439024">
            <text:p>3.4</text:p>
          </table:table-cell>
          <table:table-cell table:formula="of:=[.R90]/[.Q90]" office:value-type="float" office:value="0.939024390243902">
            <text:p>0.94</text:p>
          </table:table-cell>
          <table:table-cell table:formula="of:=[.R$85]/[.R90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85]/[.C91]" office:value-type="float" office:value="0.238602128941555">
            <text:p>0.24</text:p>
          </table:table-cell>
          <table:table-cell table:formula="of:=[.D91]/[.C91]" office:value-type="float" office:value="0.867443261699136">
            <text:p>0.87</text:p>
          </table:table-cell>
          <table:table-cell table:formula="of:=[.D$85]/[.D91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85]/[.J91]" office:value-type="float" office:value="2.84340044742729">
            <text:p>2.84</text:p>
          </table:table-cell>
          <table:table-cell table:formula="of:=[.K91]/[.J91]" office:value-type="float" office:value="0.890380313199105">
            <text:p>0.89</text:p>
          </table:table-cell>
          <table:table-cell table:formula="of:=[.K$85]/[.K91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85]/[.Q91]" office:value-type="float" office:value="3.40243902439024">
            <text:p>3.4</text:p>
          </table:table-cell>
          <table:table-cell table:formula="of:=[.R91]/[.Q91]" office:value-type="float" office:value="0.945121951219512">
            <text:p>0.95</text:p>
          </table:table-cell>
          <table:table-cell table:formula="of:=[.R$85]/[.R91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85]/[.C93]" office:value-type="float" office:value="0.27">
            <text:p>0.27</text:p>
          </table:table-cell>
          <table:table-cell table:formula="of:=[.D93]/[.C93]" office:value-type="float" office:value="0.85">
            <text:p>0.85</text:p>
          </table:table-cell>
          <table:table-cell table:formula="of:=[.D$85]/[.D93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85]/[.J93]" office:value-type="float" office:value="2.94895591647332">
            <text:p>2.95</text:p>
          </table:table-cell>
          <table:table-cell table:formula="of:=[.K93]/[.J93]" office:value-type="float" office:value="0.888631090487239">
            <text:p>0.89</text:p>
          </table:table-cell>
          <table:table-cell table:formula="of:=[.K$85]/[.K93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85]/[.Q93]" office:value-type="float" office:value="3.24418604651163">
            <text:p>3.24</text:p>
          </table:table-cell>
          <table:table-cell table:formula="of:=[.R93]/[.Q93]" office:value-type="float" office:value="0.941860465116279">
            <text:p>0.94</text:p>
          </table:table-cell>
          <table:table-cell table:formula="of:=[.R$85]/[.R93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99]/[.C99]" office:value-type="float" office:value="1">
            <text:p>1</text:p>
          </table:table-cell>
          <table:table-cell table:formula="of:=[.D99]/[.C99]" office:value-type="float" office:value="0.216904329789992">
            <text:p>0.22</text:p>
          </table:table-cell>
          <table:table-cell table:formula="of:=[.D$99]/[.D99]" office:value-type="float" office:value="1">
            <text:p>1</text:p>
          </table:table-cell>
          <table:table-cell table:formula="of:=[.I99]/[.B99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99]/[.C100]" office:value-type="float" office:value="1.36579320113314">
            <text:p>1.37</text:p>
          </table:table-cell>
          <table:table-cell table:formula="of:=[.D100]/[.C100]" office:value-type="float" office:value="0.142528328611898">
            <text:p>0.14</text:p>
          </table:table-cell>
          <table:table-cell table:formula="of:=[.D$99]/[.D100]" office:value-type="float" office:value="2.07850931677019">
            <text:p>2.08</text:p>
          </table:table-cell>
          <table:table-cell table:formula="of:=[.I100]/[.B100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99]/[.C101]" office:value-type="float" office:value="1.47891104294479">
            <text:p>1.48</text:p>
          </table:table-cell>
          <table:table-cell table:formula="of:=[.D101]/[.C101]" office:value-type="float" office:value="0.112730061349693">
            <text:p>0.11</text:p>
          </table:table-cell>
          <table:table-cell table:formula="of:=[.D$99]/[.D101]" office:value-type="float" office:value="2.84557823129252">
            <text:p>2.85</text:p>
          </table:table-cell>
          <table:table-cell table:formula="of:=[.I101]/[.B101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99]/[.C102]" office:value-type="float" office:value="1.5391061452514">
            <text:p>1.54</text:p>
          </table:table-cell>
          <table:table-cell table:formula="of:=[.D102]/[.C102]" office:value-type="float" office:value="0.0971667996807662">
            <text:p>0.1</text:p>
          </table:table-cell>
          <table:table-cell table:formula="of:=[.D$99]/[.D102]" office:value-type="float" office:value="3.43572895277207">
            <text:p>3.44</text:p>
          </table:table-cell>
          <table:table-cell table:formula="of:=[.I102]/[.B102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105]/[.C105]" office:value-type="float" office:value="1">
            <text:p>1</text:p>
          </table:table-cell>
          <table:table-cell table:formula="of:=[.D105]/[.C105]" office:value-type="float" office:value="0.416895568800207">
            <text:p>0.42</text:p>
          </table:table-cell>
          <table:table-cell table:formula="of:=[.D$105]/[.D105]" office:value-type="float" office:value="1">
            <text:p>1</text:p>
          </table:table-cell>
          <table:table-cell table:formula="of:=[.I105]/[.B105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105]/[.C106]" office:value-type="float" office:value="1.14205386208938">
            <text:p>1.14</text:p>
          </table:table-cell>
          <table:table-cell table:formula="of:=[.D106]/[.C106]" office:value-type="float" office:value="0.439183190292986">
            <text:p>0.44</text:p>
          </table:table-cell>
          <table:table-cell table:formula="of:=[.D$105]/[.D106]" office:value-type="float" office:value="1.08409703504043">
            <text:p>1.08</text:p>
          </table:table-cell>
          <table:table-cell table:formula="of:=[.I106]/[.B106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105]/[.C107]" office:value-type="float" office:value="1.47967791411043">
            <text:p>1.48</text:p>
          </table:table-cell>
          <table:table-cell table:formula="of:=[.D107]/[.C107]" office:value-type="float" office:value="0.335506134969325">
            <text:p>0.34</text:p>
          </table:table-cell>
          <table:table-cell table:formula="of:=[.D$105]/[.D107]" office:value-type="float" office:value="1.83862857142857">
            <text:p>1.84</text:p>
          </table:table-cell>
          <table:table-cell table:formula="of:=[.I107]/[.B107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05]/[.C108]" office:value-type="float" office:value="1.59134020618557">
            <text:p>1.59</text:p>
          </table:table-cell>
          <table:table-cell table:formula="of:=[.D108]/[.C108]" office:value-type="float" office:value="0.29979381443299">
            <text:p>0.3</text:p>
          </table:table-cell>
          <table:table-cell table:formula="of:=[.D$105]/[.D108]" office:value-type="float" office:value="2.21292984869326">
            <text:p>2.21</text:p>
          </table:table-cell>
          <table:table-cell table:formula="of:=[.I108]/[.B108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105]/[.C112]" office:value-type="float" office:value="1.11210374639769">
            <text:p>1.11</text:p>
          </table:table-cell>
          <table:table-cell table:formula="of:=[.D112]/[.C112]" office:value-type="float" office:value="0.353054755043228">
            <text:p>0.35</text:p>
          </table:table-cell>
          <table:table-cell table:formula="of:=[.D$105]/[.D112]" office:value-type="float" office:value="1.31319892253694">
            <text:p>1.31</text:p>
          </table:table-cell>
          <table:table-cell table:formula="of:=[.I112]/[.B112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105]/[.C113]" office:value-type="float" office:value="1.49573643410853">
            <text:p>1.5</text:p>
          </table:table-cell>
          <table:table-cell table:formula="of:=[.D113]/[.C113]" office:value-type="float" office:value="0.334728682170543">
            <text:p>0.33</text:p>
          </table:table-cell>
          <table:table-cell table:formula="of:=[.D$105]/[.D113]" office:value-type="float" office:value="1.86289949050486">
            <text:p>1.86</text:p>
          </table:table-cell>
          <table:table-cell table:formula="of:=[.I113]/[.B113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105]/[.C114]" office:value-type="float" office:value="1.68515283842795">
            <text:p>1.69</text:p>
          </table:table-cell>
          <table:table-cell table:formula="of:=[.D114]/[.C114]" office:value-type="float" office:value="0.246593886462882">
            <text:p>0.25</text:p>
          </table:table-cell>
          <table:table-cell table:formula="of:=[.D$105]/[.D114]" office:value-type="float" office:value="2.84894634319107">
            <text:p>2.85</text:p>
          </table:table-cell>
          <table:table-cell table:formula="of:=[.I114]/[.B114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105]/[.C115]" office:value-type="float" office:value="1.59134020618557">
            <text:p>1.59</text:p>
          </table:table-cell>
          <table:table-cell table:formula="of:=[.D115]/[.C115]" office:value-type="float" office:value="0.29979381443299">
            <text:p>0.3</text:p>
          </table:table-cell>
          <table:table-cell table:formula="of:=[.D$105]/[.D115]" office:value-type="float" office:value="2.21292984869326">
            <text:p>2.21</text:p>
          </table:table-cell>
          <table:table-cell table:formula="of:=[.I115]/[.B115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28]/[.C128]" office:value-type="float" office:value="1">
            <text:p>1</text:p>
          </table:table-cell>
          <table:table-cell table:formula="of:=[.D128]/[.C128]" office:value-type="float" office:value="0.324074074074074">
            <text:p>0.32</text:p>
          </table:table-cell>
          <table:table-cell table:formula="of:=[.D$128]/[.D128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28]/[.J128]" office:value-type="float" office:value="1">
            <text:p>1</text:p>
          </table:table-cell>
          <table:table-cell table:formula="of:=[.K128]/[.J128]" office:value-type="float" office:value="0.361685214626391">
            <text:p>0.36</text:p>
          </table:table-cell>
          <table:table-cell table:formula="of:=[.K$128]/[.K128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28]/[.Q128]" office:value-type="float" office:value="1">
            <text:p>1</text:p>
          </table:table-cell>
          <table:table-cell table:formula="of:=[.R128]/[.Q128]" office:value-type="float" office:value="0.361625821876868">
            <text:p>0.36</text:p>
          </table:table-cell>
          <table:table-cell table:formula="of:=[.R$128]/[.R12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28]/[.C129]" office:value-type="float" office:value="1.13684210526316">
            <text:p>1.14</text:p>
          </table:table-cell>
          <table:table-cell table:formula="of:=[.D129]/[.C129]" office:value-type="float" office:value="0.202631578947368">
            <text:p>0.2</text:p>
          </table:table-cell>
          <table:table-cell table:formula="of:=[.D$128]/[.D129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28]/[.J129]" office:value-type="float" office:value="1.09012131715771">
            <text:p>1.09</text:p>
          </table:table-cell>
          <table:table-cell table:formula="of:=[.K129]/[.J129]" office:value-type="float" office:value="0.303292894280763">
            <text:p>0.3</text:p>
          </table:table-cell>
          <table:table-cell table:formula="of:=[.K$128]/[.K129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28]/[.Q129]" office:value-type="float" office:value="1.07657657657658">
            <text:p>1.08</text:p>
          </table:table-cell>
          <table:table-cell table:formula="of:=[.R129]/[.Q129]" office:value-type="float" office:value="0.3005148005148">
            <text:p>0.3</text:p>
          </table:table-cell>
          <table:table-cell table:formula="of:=[.R$128]/[.R129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28]/[.C130]" office:value-type="float" office:value="1.02857142857143">
            <text:p>1.03</text:p>
          </table:table-cell>
          <table:table-cell table:formula="of:=[.D130]/[.C130]" office:value-type="float" office:value="0.321428571428571">
            <text:p>0.32</text:p>
          </table:table-cell>
          <table:table-cell table:formula="of:=[.D$128]/[.D130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28]/[.J130]" office:value-type="float" office:value="1.26814516129032">
            <text:p>1.27</text:p>
          </table:table-cell>
          <table:table-cell table:formula="of:=[.K130]/[.J130]" office:value-type="float" office:value="0.655241935483871">
            <text:p>0.66</text:p>
          </table:table-cell>
          <table:table-cell table:formula="of:=[.K$128]/[.K130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28]/[.Q130]" office:value-type="float" office:value="0.520049735778676">
            <text:p>0.52</text:p>
          </table:table-cell>
          <table:table-cell table:formula="of:=[.R130]/[.Q130]" office:value-type="float" office:value="0.864159154491762">
            <text:p>0.86</text:p>
          </table:table-cell>
          <table:table-cell table:formula="of:=[.R$128]/[.R130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28]/[.C131]" office:value-type="float" office:value="1.14893617021277">
            <text:p>1.15</text:p>
          </table:table-cell>
          <table:table-cell table:formula="of:=[.D131]/[.C131]" office:value-type="float" office:value="0.211436170212766">
            <text:p>0.21</text:p>
          </table:table-cell>
          <table:table-cell table:formula="of:=[.D$128]/[.D131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28]/[.J131]" office:value-type="float" office:value="1.60869565217391">
            <text:p>1.61</text:p>
          </table:table-cell>
          <table:table-cell table:formula="of:=[.K131]/[.J131]" office:value-type="float" office:value="0.569053708439898">
            <text:p>0.57</text:p>
          </table:table-cell>
          <table:table-cell table:formula="of:=[.K$128]/[.K131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28]/[.Q131]" office:value-type="float" office:value="0.721120689655173">
            <text:p>0.72</text:p>
          </table:table-cell>
          <table:table-cell table:formula="of:=[.R131]/[.Q131]" office:value-type="float" office:value="0.810344827586207">
            <text:p>0.81</text:p>
          </table:table-cell>
          <table:table-cell table:formula="of:=[.R$128]/[.R131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34]/[.C134]" office:value-type="float" office:value="1">
            <text:p>1</text:p>
          </table:table-cell>
          <table:table-cell table:formula="of:=[.D134]/[.C134]" office:value-type="float" office:value="0.488914819136523">
            <text:p>0.49</text:p>
          </table:table-cell>
          <table:table-cell table:formula="of:=[.D$134]/[.D134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34]/[.J134]" office:value-type="float" office:value="1">
            <text:p>1</text:p>
          </table:table-cell>
          <table:table-cell table:formula="of:=[.K134]/[.J134]" office:value-type="float" office:value="0.9344">
            <text:p>0.93</text:p>
          </table:table-cell>
          <table:table-cell table:formula="of:=[.K$134]/[.K134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34]/[.Q134]" office:value-type="float" office:value="1">
            <text:p>1</text:p>
          </table:table-cell>
          <table:table-cell table:formula="of:=[.R134]/[.Q134]" office:value-type="float" office:value="0.952380952380952">
            <text:p>0.95</text:p>
          </table:table-cell>
          <table:table-cell table:formula="of:=[.R$134]/[.R13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34]/[.C135]" office:value-type="float" office:value="1.07125">
            <text:p>1.07</text:p>
          </table:table-cell>
          <table:table-cell table:formula="of:=[.D135]/[.C135]" office:value-type="float" office:value="0.3925">
            <text:p>0.39</text:p>
          </table:table-cell>
          <table:table-cell table:formula="of:=[.D$134]/[.D135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34]/[.J135]" office:value-type="float" office:value="1.07020547945205">
            <text:p>1.07</text:p>
          </table:table-cell>
          <table:table-cell table:formula="of:=[.K135]/[.J135]" office:value-type="float" office:value="0.922945205479452">
            <text:p>0.92</text:p>
          </table:table-cell>
          <table:table-cell table:formula="of:=[.K$134]/[.K135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34]/[.Q135]" office:value-type="float" office:value="0.935933147632312">
            <text:p>0.94</text:p>
          </table:table-cell>
          <table:table-cell table:formula="of:=[.R135]/[.Q135]" office:value-type="float" office:value="0.952646239554318">
            <text:p>0.95</text:p>
          </table:table-cell>
          <table:table-cell table:formula="of:=[.R$134]/[.R135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34]/[.C136]" office:value-type="float" office:value="0.994199535962877">
            <text:p>0.99</text:p>
          </table:table-cell>
          <table:table-cell table:formula="of:=[.D136]/[.C136]" office:value-type="float" office:value="0.486078886310905">
            <text:p>0.49</text:p>
          </table:table-cell>
          <table:table-cell table:formula="of:=[.D$134]/[.D136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34]/[.J136]" office:value-type="float" office:value="1.25376128385155">
            <text:p>1.25</text:p>
          </table:table-cell>
          <table:table-cell table:formula="of:=[.K136]/[.J136]" office:value-type="float" office:value="0.893681043129388">
            <text:p>0.89</text:p>
          </table:table-cell>
          <table:table-cell table:formula="of:=[.K$134]/[.K136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34]/[.Q136]" office:value-type="float" office:value="0.519223637037953">
            <text:p>0.52</text:p>
          </table:table-cell>
          <table:table-cell table:formula="of:=[.R136]/[.Q136]" office:value-type="float" office:value="0.932748176536037">
            <text:p>0.93</text:p>
          </table:table-cell>
          <table:table-cell table:formula="of:=[.R$134]/[.R136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34]/[.C137]" office:value-type="float" office:value="1.04131227217497">
            <text:p>1.04</text:p>
          </table:table-cell>
          <table:table-cell table:formula="of:=[.D137]/[.C137]" office:value-type="float" office:value="0.396111786148238">
            <text:p>0.4</text:p>
          </table:table-cell>
          <table:table-cell table:formula="of:=[.D$134]/[.D137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34]/[.J137]" office:value-type="float" office:value="1.61498708010336">
            <text:p>1.61</text:p>
          </table:table-cell>
          <table:table-cell table:formula="of:=[.K137]/[.J137]" office:value-type="float" office:value="0.852713178294574">
            <text:p>0.85</text:p>
          </table:table-cell>
          <table:table-cell table:formula="of:=[.K$134]/[.K137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34]/[.Q137]" office:value-type="float" office:value="0.724137931034483">
            <text:p>0.72</text:p>
          </table:table-cell>
          <table:table-cell table:formula="of:=[.R137]/[.Q137]" office:value-type="float" office:value="0.902586206896552">
            <text:p>0.9</text:p>
          </table:table-cell>
          <table:table-cell table:formula="of:=[.R$134]/[.R137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41]/[.C141]" office:value-type="float" office:value="1">
            <text:p>1</text:p>
          </table:table-cell>
          <table:table-cell table:formula="of:=[.D141]/[.C141]" office:value-type="float" office:value="0.447204968944099">
            <text:p>0.45</text:p>
          </table:table-cell>
          <table:table-cell table:formula="of:=[.D$141]/[.D141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41]/[.J141]" office:value-type="float" office:value="1">
            <text:p>1</text:p>
          </table:table-cell>
          <table:table-cell table:formula="of:=[.K141]/[.J141]" office:value-type="float" office:value="0.894339622641509">
            <text:p>0.89</text:p>
          </table:table-cell>
          <table:table-cell table:formula="of:=[.K$141]/[.K141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41]/[.Q141]" office:value-type="float" office:value="1">
            <text:p>1</text:p>
          </table:table-cell>
          <table:table-cell table:formula="of:=[.R141]/[.Q141]" office:value-type="float" office:value="0.91409691629956">
            <text:p>0.91</text:p>
          </table:table-cell>
          <table:table-cell table:formula="of:=[.R$141]/[.R141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41]/[.C142]" office:value-type="float" office:value="1.00124378109453">
            <text:p>1</text:p>
          </table:table-cell>
          <table:table-cell table:formula="of:=[.D142]/[.C142]" office:value-type="float" office:value="0.373134328358209">
            <text:p>0.37</text:p>
          </table:table-cell>
          <table:table-cell table:formula="of:=[.D$141]/[.D142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41]/[.J142]" office:value-type="float" office:value="1.15217391304348">
            <text:p>1.15</text:p>
          </table:table-cell>
          <table:table-cell table:formula="of:=[.K142]/[.J142]" office:value-type="float" office:value="0.857971014492754">
            <text:p>0.86</text:p>
          </table:table-cell>
          <table:table-cell table:formula="of:=[.K$141]/[.K142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41]/[.Q142]" office:value-type="float" office:value="1.1307596513076">
            <text:p>1.13</text:p>
          </table:table-cell>
          <table:table-cell table:formula="of:=[.R142]/[.Q142]" office:value-type="float" office:value="0.892901618929016">
            <text:p>0.89</text:p>
          </table:table-cell>
          <table:table-cell table:formula="of:=[.R$141]/[.R142]" office:value-type="float" office:value="1.15760111576011">
            <text:p>1.16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47]/[.C147]" office:value-type="float" office:value="1">
            <text:p>1</text:p>
          </table:table-cell>
          <table:table-cell table:formula="of:=[.D147]/[.C147]" office:value-type="float" office:value="0.373493975903614">
            <text:p>0.37</text:p>
          </table:table-cell>
          <table:table-cell table:formula="of:=[.D$147]/[.D147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47]/[.J147]" office:value-type="float" office:value="1">
            <text:p>1</text:p>
          </table:table-cell>
          <table:table-cell table:formula="of:=[.K147]/[.J147]" office:value-type="float" office:value="0.89544235924933">
            <text:p>0.9</text:p>
          </table:table-cell>
          <table:table-cell table:formula="of:=[.K$147]/[.K147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47]/[.Q147]" office:value-type="float" office:value="1">
            <text:p>1</text:p>
          </table:table-cell>
          <table:table-cell table:formula="of:=[.R147]/[.Q147]" office:value-type="float" office:value="0.925085130533485">
            <text:p>0.93</text:p>
          </table:table-cell>
          <table:table-cell table:formula="of:=[.R$147]/[.R14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7]/[.C148]" office:value-type="float" office:value="1.03534303534304">
            <text:p>1.04</text:p>
          </table:table-cell>
          <table:table-cell table:formula="of:=[.D148]/[.C148]" office:value-type="float" office:value="0.293139293139293">
            <text:p>0.29</text:p>
          </table:table-cell>
          <table:table-cell table:formula="of:=[.D$147]/[.D148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7]/[.J148]" office:value-type="float" office:value="1.22495894909688">
            <text:p>1.22</text:p>
          </table:table-cell>
          <table:table-cell table:formula="of:=[.K148]/[.J148]" office:value-type="float" office:value="0.858784893267652">
            <text:p>0.86</text:p>
          </table:table-cell>
          <table:table-cell table:formula="of:=[.K$147]/[.K148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7]/[.Q148]" office:value-type="float" office:value="1.17466666666667">
            <text:p>1.17</text:p>
          </table:table-cell>
          <table:table-cell table:formula="of:=[.R148]/[.Q148]" office:value-type="float" office:value="0.905333333333333">
            <text:p>0.91</text:p>
          </table:table-cell>
          <table:table-cell table:formula="of:=[.R$147]/[.R148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7]/[.C149]" office:value-type="float" office:value="1.03534303534304">
            <text:p>1.04</text:p>
          </table:table-cell>
          <table:table-cell table:formula="of:=[.D149]/[.C149]" office:value-type="float" office:value="0.293139293139293">
            <text:p>0.29</text:p>
          </table:table-cell>
          <table:table-cell table:formula="of:=[.D$147]/[.D149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7]/[.J149]" office:value-type="float" office:value="1.22495894909688">
            <text:p>1.22</text:p>
          </table:table-cell>
          <table:table-cell table:formula="of:=[.K149]/[.J149]" office:value-type="float" office:value="0.858784893267652">
            <text:p>0.86</text:p>
          </table:table-cell>
          <table:table-cell table:formula="of:=[.K$147]/[.K149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7]/[.Q149]" office:value-type="float" office:value="1.17466666666667">
            <text:p>1.17</text:p>
          </table:table-cell>
          <table:table-cell table:formula="of:=[.R149]/[.Q149]" office:value-type="float" office:value="0.905333333333333">
            <text:p>0.91</text:p>
          </table:table-cell>
          <table:table-cell table:formula="of:=[.R$147]/[.R149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6/03/2009</text:date>, <text:time>04:2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09-06-03T04:26:27</dc:date>
    <dc:creator>Randall O'Reilly</dc:creator>
    <meta:editing-duration>PT122H24M24S</meta:editing-duration>
    <meta:editing-cycles>76</meta:editing-cycles>
    <meta:generator>OpenOffice.org/3.1$Unix OpenOffice.org_project/310m11$Build-9399</meta:generator>
    <meta:document-statistic meta:table-count="3" meta:cell-count="1670" meta:object-count="0"/>
  </office:meta>
</office:document-meta>
</file>